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779228705481" calcext:value-type="float">
            <text:p>2.44779</text:p>
          </table:table-cell>
          <table:table-cell office:value-type="float" office:value="2.04564745706201" calcext:value-type="float">
            <text:p>2.04565</text:p>
          </table:table-cell>
          <table:table-cell office:value-type="float" office:value="2.73047109234936" calcext:value-type="float">
            <text:p>2.7304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4627908389527" calcext:value-type="float">
            <text:p>2.44628</text:p>
          </table:table-cell>
          <table:table-cell office:value-type="float" office:value="2.05094700228729" calcext:value-type="float">
            <text:p>2.05095</text:p>
          </table:table-cell>
          <table:table-cell office:value-type="float" office:value="2.72060862673295" calcext:value-type="float">
            <text:p>2.7206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796825181275" calcext:value-type="float">
            <text:p>2.19797</text:p>
          </table:table-cell>
          <table:table-cell office:value-type="float" office:value="2.42910781426377" calcext:value-type="float">
            <text:p>2.42911</text:p>
          </table:table-cell>
          <table:table-cell office:value-type="float" office:value="3.51789311085272" calcext:value-type="float">
            <text:p>3.5178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987170020568" calcext:value-type="float">
            <text:p>2.20987</text:p>
          </table:table-cell>
          <table:table-cell office:value-type="float" office:value="2.39825874404828" calcext:value-type="float">
            <text:p>2.39826</text:p>
          </table:table-cell>
          <table:table-cell office:value-type="float" office:value="3.51743106184701" calcext:value-type="float">
            <text:p>3.5174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377075543421" calcext:value-type="float">
            <text:p>2.19377</text:p>
          </table:table-cell>
          <table:table-cell office:value-type="float" office:value="2.37876002973238" calcext:value-type="float">
            <text:p>2.37876</text:p>
          </table:table-cell>
          <table:table-cell office:value-type="float" office:value="3.18012803011675" calcext:value-type="float">
            <text:p>3.1801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552748356581" calcext:value-type="float">
            <text:p>2.36553</text:p>
          </table:table-cell>
          <table:table-cell office:value-type="float" office:value="2.07871363321056" calcext:value-type="float">
            <text:p>2.07871</text:p>
          </table:table-cell>
          <table:table-cell office:value-type="float" office:value="2.88763750259599" calcext:value-type="float">
            <text:p>2.887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387789940168" calcext:value-type="float">
            <text:p>2.19388</text:p>
          </table:table-cell>
          <table:table-cell office:value-type="float" office:value="2.36432905718396" calcext:value-type="float">
            <text:p>2.36433</text:p>
          </table:table-cell>
          <table:table-cell office:value-type="float" office:value="3.17539820757837" calcext:value-type="float">
            <text:p>3.17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875162293398" calcext:value-type="float">
            <text:p>2.34875</text:p>
          </table:table-cell>
          <table:table-cell office:value-type="float" office:value="2.08837895914657" calcext:value-type="float">
            <text:p>2.08838</text:p>
          </table:table-cell>
          <table:table-cell office:value-type="float" office:value="2.85245786022777" calcext:value-type="float">
            <text:p>2.8524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4839070709127" calcext:value-type="float">
            <text:p>2.34839</text:p>
          </table:table-cell>
          <table:table-cell office:value-type="float" office:value="2.21171473733621" calcext:value-type="float">
            <text:p>2.21171</text:p>
          </table:table-cell>
          <table:table-cell office:value-type="float" office:value="3.15321796372644" calcext:value-type="float">
            <text:p>3.1532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4571740098852" calcext:value-type="float">
            <text:p>2.34572</text:p>
          </table:table-cell>
          <table:table-cell office:value-type="float" office:value="2.13441349709736" calcext:value-type="float">
            <text:p>2.13441</text:p>
          </table:table-cell>
          <table:table-cell office:value-type="float" office:value="2.97649315882141" calcext:value-type="float">
            <text:p>2.9764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330517666858" calcext:value-type="float">
            <text:p>2.34331</text:p>
          </table:table-cell>
          <table:table-cell office:value-type="float" office:value="2.12404106828451" calcext:value-type="float">
            <text:p>2.12404</text:p>
          </table:table-cell>
          <table:table-cell office:value-type="float" office:value="2.96966632018837" calcext:value-type="float">
            <text:p>2.9696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3319884856608" calcext:value-type="float">
            <text:p>2.3332</text:p>
          </table:table-cell>
          <table:table-cell office:value-type="float" office:value="2.20822588124848" calcext:value-type="float">
            <text:p>2.20823</text:p>
          </table:table-cell>
          <table:table-cell office:value-type="float" office:value="3.13795931524745" calcext:value-type="float">
            <text:p>3.1379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080757893071" calcext:value-type="float">
            <text:p>2.33081</text:p>
          </table:table-cell>
          <table:table-cell office:value-type="float" office:value="2.21227831429839" calcext:value-type="float">
            <text:p>2.21228</text:p>
          </table:table-cell>
          <table:table-cell office:value-type="float" office:value="3.1405156815696" calcext:value-type="float">
            <text:p>3.1405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005123899422" calcext:value-type="float">
            <text:p>2.33005</text:p>
          </table:table-cell>
          <table:table-cell office:value-type="float" office:value="2.22163382423824" calcext:value-type="float">
            <text:p>2.22163</text:p>
          </table:table-cell>
          <table:table-cell office:value-type="float" office:value="3.11830652650505" calcext:value-type="float">
            <text:p>3.1183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966456480779" calcext:value-type="float">
            <text:p>2.32966</text:p>
          </table:table-cell>
          <table:table-cell office:value-type="float" office:value="2.22191957527468" calcext:value-type="float">
            <text:p>2.22192</text:p>
          </table:table-cell>
          <table:table-cell office:value-type="float" office:value="3.11808534366877" calcext:value-type="float">
            <text:p>3.1180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535688230603" calcext:value-type="float">
            <text:p>2.32536</text:p>
          </table:table-cell>
          <table:table-cell office:value-type="float" office:value="2.16130910571589" calcext:value-type="float">
            <text:p>2.16131</text:p>
          </table:table-cell>
          <table:table-cell office:value-type="float" office:value="3.02211805025364" calcext:value-type="float">
            <text:p>3.0221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344666683624" calcext:value-type="float">
            <text:p>2.32345</text:p>
          </table:table-cell>
          <table:table-cell office:value-type="float" office:value="2.22793699109442" calcext:value-type="float">
            <text:p>2.22794</text:p>
          </table:table-cell>
          <table:table-cell office:value-type="float" office:value="3.13120594195403" calcext:value-type="float">
            <text:p>3.1312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513725390345" calcext:value-type="float">
            <text:p>2.31514</text:p>
          </table:table-cell>
          <table:table-cell office:value-type="float" office:value="2.25115113347988" calcext:value-type="float">
            <text:p>2.25115</text:p>
          </table:table-cell>
          <table:table-cell office:value-type="float" office:value="3.32263785508772" calcext:value-type="float">
            <text:p>3.3226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1183092697217" calcext:value-type="float">
            <text:p>2.31183</text:p>
          </table:table-cell>
          <table:table-cell office:value-type="float" office:value="2.17499561708601" calcext:value-type="float">
            <text:p>2.175</text:p>
          </table:table-cell>
          <table:table-cell office:value-type="float" office:value="3.04044485163129" calcext:value-type="float">
            <text:p>3.0404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153439198346" calcext:value-type="float">
            <text:p>2.31153</text:p>
          </table:table-cell>
          <table:table-cell office:value-type="float" office:value="2.24622600567518" calcext:value-type="float">
            <text:p>2.24623</text:p>
          </table:table-cell>
          <table:table-cell office:value-type="float" office:value="3.32100184174567" calcext:value-type="float">
            <text:p>3.32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57066103673" calcext:value-type="float">
            <text:p>2.21957</text:p>
          </table:table-cell>
          <table:table-cell office:value-type="float" office:value="2.30893336498758" calcext:value-type="float">
            <text:p>2.30893</text:p>
          </table:table-cell>
          <table:table-cell office:value-type="float" office:value="2.97457881483114" calcext:value-type="float">
            <text:p>2.9745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628710592548" calcext:value-type="float">
            <text:p>2.29629</text:p>
          </table:table-cell>
          <table:table-cell office:value-type="float" office:value="2.22224045503666" calcext:value-type="float">
            <text:p>2.22224</text:p>
          </table:table-cell>
          <table:table-cell office:value-type="float" office:value="2.91696504370069" calcext:value-type="float">
            <text:p>2.91697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842455125868" calcext:value-type="float">
            <text:p>2.21842</text:p>
          </table:table-cell>
          <table:table-cell office:value-type="float" office:value="2.2962780825441" calcext:value-type="float">
            <text:p>2.29628</text:p>
          </table:table-cell>
          <table:table-cell office:value-type="float" office:value="2.95866034712271" calcext:value-type="float">
            <text:p>2.9586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53101126835" calcext:value-type="float">
            <text:p>2.28253</text:p>
          </table:table-cell>
          <table:table-cell office:value-type="float" office:value="2.25675863355407" calcext:value-type="float">
            <text:p>2.25676</text:p>
          </table:table-cell>
          <table:table-cell office:value-type="float" office:value="3.09481249099126" calcext:value-type="float">
            <text:p>3.0948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7954697635489" calcext:value-type="float">
            <text:p>2.27955</text:p>
          </table:table-cell>
          <table:table-cell office:value-type="float" office:value="2.22072790304429" calcext:value-type="float">
            <text:p>2.22073</text:p>
          </table:table-cell>
          <table:table-cell office:value-type="float" office:value="2.91909842045435" calcext:value-type="float">
            <text:p>2.919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7787868510526" calcext:value-type="float">
            <text:p>2.27788</text:p>
          </table:table-cell>
          <table:table-cell office:value-type="float" office:value="2.34767267814698" calcext:value-type="float">
            <text:p>2.34767</text:p>
          </table:table-cell>
          <table:table-cell office:value-type="float" office:value="3.43574431283438" calcext:value-type="float">
            <text:p>3.4357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1089499552" calcext:value-type="float">
            <text:p>2.27711</text:p>
          </table:table-cell>
          <table:table-cell office:value-type="float" office:value="2.2508363786413" calcext:value-type="float">
            <text:p>2.25084</text:p>
          </table:table-cell>
          <table:table-cell office:value-type="float" office:value="3.10503353371601" calcext:value-type="float">
            <text:p>3.1050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09922917268" calcext:value-type="float">
            <text:p>2.2731</text:p>
          </table:table-cell>
          <table:table-cell office:value-type="float" office:value="2.21455178342184" calcext:value-type="float">
            <text:p>2.21455</text:p>
          </table:table-cell>
          <table:table-cell office:value-type="float" office:value="2.90923771228856" calcext:value-type="float">
            <text:p>2.9092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18604410717" calcext:value-type="float">
            <text:p>2.27186</text:p>
          </table:table-cell>
          <table:table-cell office:value-type="float" office:value="2.19364019414973" calcext:value-type="float">
            <text:p>2.19364</text:p>
          </table:table-cell>
          <table:table-cell office:value-type="float" office:value="2.8929784024712" calcext:value-type="float">
            <text:p>2.89298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74037879688" calcext:value-type="float">
            <text:p>2.20874</text:p>
          </table:table-cell>
          <table:table-cell office:value-type="float" office:value="2.2709925744954" calcext:value-type="float">
            <text:p>2.27099</text:p>
          </table:table-cell>
          <table:table-cell office:value-type="float" office:value="3.07526475628171" calcext:value-type="float">
            <text:p>3.0752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65112817664" calcext:value-type="float">
            <text:p>2.24365</text:p>
          </table:table-cell>
          <table:table-cell office:value-type="float" office:value="2.26653866105794" calcext:value-type="float">
            <text:p>2.26654</text:p>
          </table:table-cell>
          <table:table-cell office:value-type="float" office:value="2.90131225537797" calcext:value-type="float">
            <text:p>2.9013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6537116015635" calcext:value-type="float">
            <text:p>2.26537</text:p>
          </table:table-cell>
          <table:table-cell office:value-type="float" office:value="2.3544273549204" calcext:value-type="float">
            <text:p>2.35443</text:p>
          </table:table-cell>
          <table:table-cell office:value-type="float" office:value="3.4384341323204" calcext:value-type="float">
            <text:p>3.4384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726085524595" calcext:value-type="float">
            <text:p>2.23726</text:p>
          </table:table-cell>
          <table:table-cell office:value-type="float" office:value="2.26203760164756" calcext:value-type="float">
            <text:p>2.26204</text:p>
          </table:table-cell>
          <table:table-cell office:value-type="float" office:value="2.88581012030209" calcext:value-type="float">
            <text:p>2.8858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493102089082" calcext:value-type="float">
            <text:p>2.29493</text:p>
          </table:table-cell>
          <table:table-cell office:value-type="float" office:value="2.26078248375653" calcext:value-type="float">
            <text:p>2.26078</text:p>
          </table:table-cell>
          <table:table-cell office:value-type="float" office:value="3.13261569629696" calcext:value-type="float">
            <text:p>3.1326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729124371488" calcext:value-type="float">
            <text:p>2.25729</text:p>
          </table:table-cell>
          <table:table-cell office:value-type="float" office:value="2.34970318850899" calcext:value-type="float">
            <text:p>2.3497</text:p>
          </table:table-cell>
          <table:table-cell office:value-type="float" office:value="3.32872506262159" calcext:value-type="float">
            <text:p>3.328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14007739223" calcext:value-type="float">
            <text:p>2.31014</text:p>
          </table:table-cell>
          <table:table-cell office:value-type="float" office:value="2.25565558056181" calcext:value-type="float">
            <text:p>2.25566</text:p>
          </table:table-cell>
          <table:table-cell office:value-type="float" office:value="3.14071263578607" calcext:value-type="float">
            <text:p>3.140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056582005735" calcext:value-type="float">
            <text:p>2.21057</text:p>
          </table:table-cell>
          <table:table-cell office:value-type="float" office:value="2.25367887661673" calcext:value-type="float">
            <text:p>2.25368</text:p>
          </table:table-cell>
          <table:table-cell office:value-type="float" office:value="3.08559067542118" calcext:value-type="float">
            <text:p>3.0855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10171469916" calcext:value-type="float">
            <text:p>2.2471</text:p>
          </table:table-cell>
          <table:table-cell office:value-type="float" office:value="2.37398357370776" calcext:value-type="float">
            <text:p>2.37398</text:p>
          </table:table-cell>
          <table:table-cell office:value-type="float" office:value="3.26147582265709" calcext:value-type="float">
            <text:p>3.2614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33446666836" calcext:value-type="float">
            <text:p>2.24633</text:p>
          </table:table-cell>
          <table:table-cell office:value-type="float" office:value="2.37129101273801" calcext:value-type="float">
            <text:p>2.37129</text:p>
          </table:table-cell>
          <table:table-cell office:value-type="float" office:value="3.35080794634605" calcext:value-type="float">
            <text:p>3.3508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46108702317" calcext:value-type="float">
            <text:p>2.24446</text:p>
          </table:table-cell>
          <table:table-cell office:value-type="float" office:value="2.33785802382799" calcext:value-type="float">
            <text:p>2.33786</text:p>
          </table:table-cell>
          <table:table-cell office:value-type="float" office:value="3.33321940654655" calcext:value-type="float">
            <text:p>3.333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76275708476" calcext:value-type="float">
            <text:p>2.24376</text:p>
          </table:table-cell>
          <table:table-cell office:value-type="float" office:value="2.36416442684619" calcext:value-type="float">
            <text:p>2.36416</text:p>
          </table:table-cell>
          <table:table-cell office:value-type="float" office:value="3.22943539566393" calcext:value-type="float">
            <text:p>3.2294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292363695972" calcext:value-type="float">
            <text:p>2.24292</text:p>
          </table:table-cell>
          <table:table-cell office:value-type="float" office:value="2.36425619589456" calcext:value-type="float">
            <text:p>2.36426</text:p>
          </table:table-cell>
          <table:table-cell office:value-type="float" office:value="3.33553183371347" calcext:value-type="float">
            <text:p>3.3355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067906834773" calcext:value-type="float">
            <text:p>2.24068</text:p>
          </table:table-cell>
          <table:table-cell office:value-type="float" office:value="2.34927689833617" calcext:value-type="float">
            <text:p>2.34928</text:p>
          </table:table-cell>
          <table:table-cell office:value-type="float" office:value="3.16632757056494" calcext:value-type="float">
            <text:p>3.1663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85068603713" calcext:value-type="float">
            <text:p>2.23285</text:p>
          </table:table-cell>
          <table:table-cell office:value-type="float" office:value="2.32139422001331" calcext:value-type="float">
            <text:p>2.32139</text:p>
          </table:table-cell>
          <table:table-cell office:value-type="float" office:value="3.18391708083769" calcext:value-type="float">
            <text:p>3.18392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63285331974" calcext:value-type="float">
            <text:p>2.22863</text:p>
          </table:table-cell>
          <table:table-cell office:value-type="float" office:value="2.33684179374991" calcext:value-type="float">
            <text:p>2.33684</text:p>
          </table:table-cell>
          <table:table-cell office:value-type="float" office:value="3.16650575591521" calcext:value-type="float">
            <text:p>3.16651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230758346881" calcext:value-type="float">
            <text:p>2.21231</text:p>
          </table:table-cell>
          <table:table-cell office:value-type="float" office:value="2.37829475593588" calcext:value-type="float">
            <text:p>2.37829</text:p>
          </table:table-cell>
          <table:table-cell office:value-type="float" office:value="3.1746549682283" calcext:value-type="float">
            <text:p>3.1746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787672211681" calcext:value-type="float">
            <text:p>2.20788</text:p>
          </table:table-cell>
          <table:table-cell office:value-type="float" office:value="2.36486068133358" calcext:value-type="float">
            <text:p>2.36486</text:p>
          </table:table-cell>
          <table:table-cell office:value-type="float" office:value="3.17880018846541" calcext:value-type="float">
            <text:p>3.178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567597358001" calcext:value-type="float">
            <text:p>2.20568</text:p>
          </table:table-cell>
          <table:table-cell office:value-type="float" office:value="2.26506761855504" calcext:value-type="float">
            <text:p>2.26507</text:p>
          </table:table-cell>
          <table:table-cell office:value-type="float" office:value="2.97387982126657" calcext:value-type="float">
            <text:p>2.9738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267512287217" calcext:value-type="float">
            <text:p>2.20268</text:p>
          </table:table-cell>
          <table:table-cell office:value-type="float" office:value="2.32948765343124" calcext:value-type="float">
            <text:p>2.32949</text:p>
          </table:table-cell>
          <table:table-cell office:value-type="float" office:value="3.16503573820809" calcext:value-type="float">
            <text:p>3.1650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02751093061" calcext:value-type="float">
            <text:p>2.20203</text:p>
          </table:table-cell>
          <table:table-cell office:value-type="float" office:value="2.25812510775162" calcext:value-type="float">
            <text:p>2.25813</text:p>
          </table:table-cell>
          <table:table-cell office:value-type="float" office:value="2.98905927540041" calcext:value-type="float">
            <text:p>2.9890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202003570327" calcext:value-type="float">
            <text:p>2.20202</text:p>
          </table:table-cell>
          <table:table-cell office:value-type="float" office:value="2.37198252180531" calcext:value-type="float">
            <text:p>2.37198</text:p>
          </table:table-cell>
          <table:table-cell office:value-type="float" office:value="3.31702978196108" calcext:value-type="float">
            <text:p>3.3170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27037165918" calcext:value-type="float">
            <text:p>2.19827</text:p>
          </table:table-cell>
          <table:table-cell office:value-type="float" office:value="2.38150576146706" calcext:value-type="float">
            <text:p>2.38151</text:p>
          </table:table-cell>
          <table:table-cell office:value-type="float" office:value="3.34629469628171" calcext:value-type="float">
            <text:p>3.3462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50246026968" calcext:value-type="float">
            <text:p>2.1965</text:p>
          </table:table-cell>
          <table:table-cell office:value-type="float" office:value="2.33456078321647" calcext:value-type="float">
            <text:p>2.33456</text:p>
          </table:table-cell>
          <table:table-cell office:value-type="float" office:value="3.12042597569971" calcext:value-type="float">
            <text:p>3.1204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32963939597" calcext:value-type="float">
            <text:p>2.19233</text:p>
          </table:table-cell>
          <table:table-cell office:value-type="float" office:value="2.34522498537404" calcext:value-type="float">
            <text:p>2.34522</text:p>
          </table:table-cell>
          <table:table-cell office:value-type="float" office:value="3.1190897143487" calcext:value-type="float">
            <text:p>3.1190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516661368732" calcext:value-type="float">
            <text:p>2.35167</text:p>
          </table:table-cell>
          <table:table-cell office:value-type="float" office:value="2.16697273188354" calcext:value-type="float">
            <text:p>2.16697</text:p>
          </table:table-cell>
          <table:table-cell office:value-type="float" office:value="3.2082471465324" calcext:value-type="float">
            <text:p>3.208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34997599682406" calcext:value-type="float">
            <text:p>2.34998</text:p>
          </table:table-cell>
          <table:table-cell office:value-type="float" office:value="2.1584030188338" calcext:value-type="float">
            <text:p>2.1584</text:p>
          </table:table-cell>
          <table:table-cell office:value-type="float" office:value="3.21586803480531" calcext:value-type="float">
            <text:p>3.2158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781146295715" calcext:value-type="float">
            <text:p>2.13781</text:p>
          </table:table-cell>
          <table:table-cell office:value-type="float" office:value="2.55882049062294" calcext:value-type="float">
            <text:p>2.55882</text:p>
          </table:table-cell>
          <table:table-cell office:value-type="float" office:value="3.53479371599773" calcext:value-type="float">
            <text:p>3.5347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3205650283335" calcext:value-type="float">
            <text:p>2.13206</text:p>
          </table:table-cell>
          <table:table-cell office:value-type="float" office:value="2.55282780102357" calcext:value-type="float">
            <text:p>2.55283</text:p>
          </table:table-cell>
          <table:table-cell office:value-type="float" office:value="3.51324240598185" calcext:value-type="float">
            <text:p>3.5132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64484740952" calcext:value-type="float">
            <text:p>2.31645</text:p>
          </table:table-cell>
          <table:table-cell office:value-type="float" office:value="2.02854996243426" calcext:value-type="float">
            <text:p>2.02855</text:p>
          </table:table-cell>
          <table:table-cell office:value-type="float" office:value="2.62957871189836" calcext:value-type="float">
            <text:p>2.6295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620124766364" calcext:value-type="float">
            <text:p>2.3262</text:p>
          </table:table-cell>
          <table:table-cell office:value-type="float" office:value="2.01038365161632" calcext:value-type="float">
            <text:p>2.01038</text:p>
          </table:table-cell>
          <table:table-cell office:value-type="float" office:value="2.62783668029221" calcext:value-type="float">
            <text:p>2.6278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0" calcext:value-type="float">
            <text:p>0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5" calcext:value-type="float">
            <text:p>5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6:34.455781221</dc:date>
    <meta:document-statistic meta:table-count="1" meta:cell-count="4572" meta:object-count="0"/>
    <meta:generator>LibreOffice/4.2.8.2$Linux_X86_64 LibreOffice_project/420m0$Build-2</meta:generator>
  </office:meta>
</office:document-meta>
</file>